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说明：这个Modules设计已经包括了数据库设计，因为Django会为Module自动建表。</text:p>
      <text:list xml:id="list20084021101" text:style-name="L1">
        <text:list-item>
          <text:p text:style-name="P1">UserProfie</text:p>
          <text:list>
            <text:list-item>
              <text:p text:style-name="P1">id: AutoField(primary_key=true)</text:p>
            </text:list-item>
            <text:list-item>
              <text:p text:style-name="P1">user: OneToOneField(User)</text:p>
            </text:list-item>
            <text:list-item>
              <text:p text:style-name="P1">use_gravt: BooleanField(default=True)</text:p>
            </text:list-item>
            <text:list-item>
              <text:p text:style-name="P1">avt_uri: CharField(max_length=50)</text:p>
            </text:list-item>
          </text:list>
        </text:list-item>
        <text:list-item>
          <text:p text:style-name="P1">Article</text:p>
          <text:list>
            <text:list-item>
              <text:p text:style-name="P1">id: AutoField(primary_key=true)</text:p>
            </text:list-item>
            <text:list-item>
              <text:p text:style-name="P1">content: TextField</text:p>
            </text:list-item>
            <text:list-item>
              <text:p text:style-name="P1">author: ForeighKey(user)</text:p>
            </text:list-item>
            <text:list-item>
              <text:p text:style-name="P1">submit_date: DateTimeField</text:p>
            </text:list-item>
            <text:list-item>
              <text:p text:style-name="P1">approved: BooleanField(default=false)</text:p>
            </text:list-item>
            <text:list-item>
              <text:p text:style-name="P1">up_num: PositiveIntegerField(default=0)</text:p>
            </text:list-item>
            <text:list-item>
              <text:p text:style-name="P1">down_num: PositiveIntegerField(default=0)</text:p>
            </text:list-item>
            <text:list-item>
              <text:p text:style-name="P1">yes_num: PositiveSmallIntegerField(default=0)</text:p>
            </text:list-item>
            <text:list-item>
              <text:p text:style-name="P1">no_num: PositiveSmallIntegerField(default=0)</text:p>
            </text:list-item>
            <text:list-item>
              <text:p text:style-name="P1">has_pics: BooleanField(default=false)</text:p>
            </text:list-item>
          </text:list>
        </text:list-item>
        <text:list-item>
          <text:p text:style-name="P1">Comment</text:p>
          <text:list>
            <text:list-item>
              <text:p text:style-name="P1">id: AutoField(primary_key=true)</text:p>
            </text:list-item>
            <text:list-item>
              <text:p text:style-name="P1">text: CharField(max_length=190)</text:p>
            </text:list-item>
            <text:list-item>
              <text:p text:style-name="P1">user: ForeighKey(user)</text:p>
            </text:list-item>
            <text:list-item>
              <text:p text:style-name="P1">article: ForeighKey(article)</text:p>
            </text:list-item>
            <text:list-item>
              <text:p text:style-name="P1">cmmt_date: DateTimeField</text:p>
            </text:list-item>
          </text:list>
        </text:list-item>
        <text:list-item>
          <text:p text:style-name="P1">Picture</text:p>
          <text:list>
            <text:list-item>
              <text:p text:style-name="P1">id: AutoField(primary_key=true)</text:p>
            </text:list-item>
            <text:list-item>
              <text:p text:style-name="P1">article: ForeighKey(article)</text:p>
            </text:list-item>
            <text:list-item>
              <text:p text:style-name="P1">upload_date: DateTimeField</text:p>
            </text:list-item>
            <text:list-item>
              <text:p text:style-name="P1">pic_uri: CharField(max_length=50)</text:p>
            </text:list-item>
          </text:list>
        </text:list-item>
        <text:list-item>
          <text:p text:style-name="P1">Message</text:p>
          <text:list>
            <text:list-item>
              <text:p text:style-name="P1">id: AutoField(primary_key=true)</text:p>
            </text:list-item>
            <text:list-item>
              <text:p text:style-name="P1">text: TextField</text:p>
            </text:list-item>
            <text:list-item>
              <text:p text:style-name="P1">to: ForeighKey(user)</text:p>
            </text:list-item>
            <text:list-item>
              <text:p text:style-name="P1">from: ForeighKey(user)</text:p>
            </text:list-item>
            <text:list-item>
              <text:p text:style-name="P1">send_date: DateTimeField</text:p>
            </text:list-item>
            <text:list-item>
              <text:p text:style-name="P1">read: BooleanField(default=false)</text:p>
            </text:list-item>
          </text:list>
        </text:list-item>
        <text:list-item>
          <text:p text:style-name="P1">InvitationCode</text:p>
          <text:list>
            <text:list-item>
              <text:p text:style-name="P1">id: AutoField(primary_key=true)</text:p>
            </text:list-item>
            <text:list-item>
              <text:p text:style-name="P1">owner: ForeighKey(user)</text:p>
            </text:list-item>
            <text:list-item>
              <text:p text:style-name="P1">used: BooleanField(default=false)</text:p>
            </text:list-item>
            <text:list-item>
              <text:p text:style-name="P1">user: Foreighkey(user, null=true)</text:p>
            </text:list-item>
            <text:list-item>
              <text:p text:style-name="P1">generated_date: DateTimeField</text:p>
            </text:list-item>
            <text:list-item>
              <text:p text:style-name="P1">code_str: CharField(max_length=19)</text:p>
            </text:list-item>
          </text:list>
        </text:list-item>
        <text:list-item>
          <text:p text:style-name="P1">Relationship</text:p>
          <text:list>
            <text:list-item>
              <text:p text:style-name="P1">id: AutoField(primary_key=true)</text:p>
            </text:list-item>
            <text:list-item>
              <text:p text:style-name="P1">follower: ForeighKey(user)</text:p>
            </text:list-item>
            <text:list-item>
              <text:p text:style-name="P1">followed: ForeighKey(user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eletype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7T10:09:04</meta:creation-date>
    <dc:date>2012-06-04T20:28:16</dc:date>
    <meta:editing-duration>PT1H4M19S</meta:editing-duration>
    <meta:editing-cycles>12</meta:editing-cycles>
    <meta:generator>LibreOffice/3.5$Linux_x86 LibreOffice_project/350m1$Build-2</meta:generator>
    <meta:document-statistic meta:table-count="0" meta:image-count="0" meta:object-count="0" meta:page-count="1" meta:paragraph-count="46" meta:word-count="132" meta:character-count="137" meta:non-whitespace-character-count="1300"/>
  </office:meta>
</office:document-meta>
</file>